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35A000001E729A7DC90F24780E2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028cm" svg:stroke-color="#00599d" draw:marker-start="Rounded_20_short_20_Arrow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00599d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00599d" draw:marker-start="Arrow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stroke="dash" draw:stroke-dash="Ultrafine_20_Dashed" draw:marker-start="Dimension_20_Lines" draw:fill="none" draw:textarea-vertical-align="middle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objectwithoutfill">
      <style:graphic-properties draw:stroke="dash" draw:stroke-dash="Ultrafine_20_Dashed" draw:marker-start="Dimension_20_Lines" draw:marker-end="Dimension_20_Lines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26cm" svg:height="4.499cm" svg:x="0.074cm" svg:y="0.001cm">
          <draw:image xlink:href="Pictures/100002010000035A000001E729A7DC90F24780E2.png" xlink:type="simple" xlink:show="embed" xlink:actuate="onLoad">
            <text:p/>
          </draw:image>
        </draw:frame>
        <draw:line draw:style-name="gr2" draw:text-style-name="P2" draw:layer="layout" svg:x1="2.523cm" svg:y1="3.645cm" svg:x2="4.823cm" svg:y2="2.292cm">
          <text:p/>
        </draw:line>
        <draw:line draw:style-name="gr3" draw:text-style-name="P2" draw:layer="layout" svg:x1="3.895cm" svg:y1="2.272cm" svg:x2="4.753cm" svg:y2="2.27cm">
          <text:p/>
        </draw:line>
        <draw:line draw:style-name="gr4" draw:text-style-name="P2" draw:layer="layout" svg:x1="3.681cm" svg:y1="2.342cm" svg:x2="2.414cm" svg:y2="3.665cm">
          <text:p/>
        </draw:line>
        <draw:line draw:style-name="gr5" draw:text-style-name="P2" draw:layer="layout" svg:x1="3.741cm" svg:y1="2.282cm" svg:x2="3.736cm" svg:y2="2.921cm">
          <text:p/>
        </draw:line>
        <draw:frame draw:style-name="gr6" draw:text-style-name="P1" draw:layer="layout" svg:width="0.424cm" svg:height="0.47cm" svg:x="3.71cm" svg:y="2.31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7" draw:text-style-name="P2" draw:layer="layout" svg:x1="3.742cm" svg:y1="3.627cm" svg:x2="3.736cm" svg:y2="2.922cm">
          <text:p/>
        </draw:line>
        <draw:frame draw:style-name="gr6" draw:text-style-name="P1" draw:layer="layout" svg:width="0.411cm" svg:height="0.47cm" svg:x="3.766cm" svg:y="3.0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7" draw:text-style-name="P2" draw:layer="layout" svg:x1="4.902cm" svg:y1="2.416cm" svg:x2="2.735cm" svg:y2="3.763cm">
          <text:p/>
        </draw:line>
        <draw:frame draw:style-name="gr6" draw:text-style-name="P1" draw:layer="layout" svg:width="0.513cm" svg:height="0.47cm" svg:x="4.388cm" svg:y="2.5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7" draw:text-style-name="P2" draw:layer="layout" svg:x1="1.943cm" svg:y1="3.082cm" svg:x2="2.356cm" svg:y2="3.769cm">
          <text:p/>
        </draw:line>
        <draw:frame draw:style-name="gr6" draw:text-style-name="P1" draw:layer="layout" svg:width="0.436cm" svg:height="0.47cm" svg:x="1.696cm" svg:y="3.22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Half_20_Arrow_20_Left" draw:display-name="Half Arrow Left" svg:viewBox="-10 0 10 15" svg:d="M0 0zM-5 0l-5 15h5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quare" svg:viewBox="0 0 10 10" svg:d="M0 0h10v10h-1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8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17:03:41.928235403</meta:creation-date>
    <dc:date>2020-09-14T16:21:19.003353455</dc:date>
    <meta:editing-duration>P1DT2H30M13S</meta:editing-duration>
    <meta:editing-cycles>42</meta:editing-cycles>
    <meta:generator>LibreOffice/6.0.7.3$Linux_X86_64 LibreOffice_project/00m0$Build-3</meta:generator>
    <meta:document-statistic meta:object-count="12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i>z</mi>
    <annotation encoding="StarMath 5.0">z</annotation>
  </semantics>
</math>
</file>

<file path=Object 6/content.xml><?xml version="1.0" encoding="utf-8"?>
<math xmlns="http://www.w3.org/1998/Math/MathML" display="block">
  <semantics>
    <mi>w</mi>
    <annotation encoding="StarMath 5.0">w</annotation>
  </semantics>
</math>
</file>